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V Boli" svg:font-family="'MV Bo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MV Boli" style:font-name-complex="MV Boli"/>
    </style:style>
    <style:style style:name="P2" style:family="paragraph" style:parent-style-name="Standard" style:list-style-name="WW8Num1">
      <style:text-properties style:font-name="MV Boli" style:font-name-complex="MV Boli"/>
    </style:style>
    <style:style style:name="P3" style:family="paragraph" style:parent-style-name="Standard" style:list-style-name="WW8Num3">
      <style:text-properties style:font-name="MV Boli" style:font-name-complex="MV Boli"/>
    </style:style>
    <style:style style:name="P4" style:family="paragraph" style:parent-style-name="Standard" style:list-style-name="L3">
      <style:text-properties style:font-name="MV Boli" style:font-name-complex="MV Boli"/>
    </style:style>
    <style:style style:name="P5" style:family="paragraph" style:parent-style-name="Standard" style:list-style-name="L4">
      <style:text-properties style:font-name="MV Boli" style:font-name-complex="MV Boli"/>
    </style:style>
    <style:style style:name="P6" style:family="paragraph" style:parent-style-name="Standard">
      <style:text-properties style:font-name="MV Boli" style:text-underline-style="solid" style:text-underline-width="auto" style:text-underline-color="font-color" style:font-name-complex="MV Boli"/>
    </style:style>
    <style:style style:name="P7" style:family="paragraph" style:parent-style-name="Standard">
      <style:text-properties style:font-name="MV Boli" fo:background-color="#ffff00" style:font-name-complex="MV Boli"/>
    </style:style>
    <style:style style:name="P8" style:family="paragraph" style:parent-style-name="Standard">
      <style:text-properties fo:color="#666699" style:font-name="MV Boli" style:font-name-complex="MV Boli"/>
    </style:style>
    <style:style style:name="P9" style:family="paragraph" style:parent-style-name="Standard" style:list-style-name="WW8Num1">
      <style:text-properties fo:color="#666699" style:font-name="MV Boli" style:font-name-complex="MV Boli"/>
    </style:style>
    <style:style style:name="P10" style:family="paragraph" style:parent-style-name="Standard" style:master-page-name="Standard">
      <style:paragraph-properties style:page-number="auto"/>
      <style:text-properties style:font-name="MV Boli" style:text-underline-style="solid" style:text-underline-width="auto" style:text-underline-color="font-color" style:font-name-complex="MV Boli"/>
    </style:style>
    <style:style style:name="P1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MV Boli" style:font-name-complex="MV Boli"/>
    </style:style>
    <style:style style:name="T1" style:family="text">
      <style:text-properties style:font-name="MV Boli" style:text-underline-style="solid" style:text-underline-width="auto" style:text-underline-color="font-color" style:font-name-complex="MV Boli"/>
    </style:style>
    <style:style style:name="T2" style:family="text">
      <style:text-properties style:font-name="MV Boli" style:font-name-complex="MV Boli"/>
    </style:style>
    <style:style style:name="T3" style:family="text">
      <style:text-properties style:text-underline-style="none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9 PROPUESTAS:</text:p>
      <text:p text:style-name="P1"/>
      <text:p text:style-name="P7"><text:s/>( MEXICANA / ETNICA / MEDITERRANEA / VEGGIE <text:span text:style-name="T3">/ ITALIANA / ASIATICA / INFANTIL / PERUANA / FINGER FOOD [PICADA] ) </text:span></text:p>
      <text:p text:style-name="P11"><text:span text:style-name="T3"/></text:p>
      <text:p text:style-name="P1"><text:span text:style-name="T3"/></text:p>
      <text:p text:style-name="P1"><text:span text:style-name="T3">1.preparar postres</text:span></text:p>
      <text:p text:style-name="P1"><text:span text:style-name="T3">2.distintos tipos de ensaladas</text:span></text:p>
      <text:list xml:id="list6569448301835924868" text:style-name="L4">
        <text:list-item>
          <text:p text:style-name="P5"><text:span text:style-name="T3">Descripción : Sería la que se va a ver en el menu</text:span></text:p>
        </text:list-item>
        <text:list-item>
          <text:p text:style-name="P5"><text:span text:style-name="T3">Linkear la receta ( si querés podes buscar de algún blog que te guste, o algún capo del gourmet, o hacer un compilado de buenos cocineros, o de última usamos Wikipedia o algo muy rústico ) .</text:span></text:p>
        </text:list-item>
      </text:list>
      <text:list xml:id="list1103598814186370598" text:style-name="L3">
        <text:list-header>
          <text:p text:style-name="P4"><text:span text:style-name="T3">5. Definir la oferta : en Entrada : entran 5 platos ( poner los 5 mejores, en orden de cuan más rico te salga ) , Ensaladas y más entran 3, Platos principales 8, Postres 7. ( sería lo mejor para respetar el menu, y no tener que cambiar al pedo todo que es bastante laburo, tratemos de adaptarnos a lo que hay con el 'best of' .”</text:span></text:p>
        </text:list-header>
        <text:list-item>
          <text:p text:style-name="P4"><text:span text:style-name="T3"/></text:p>
        </text:list-item>
      </text:list>
      <text:p text:style-name="P1"><text:span text:style-name="T3"/></text:p>
      <text:p text:style-name="P1"><text:span text:style-name="T3"/></text:p>
      <text:list xml:id="list1918130829196007647" text:style-name="WW8Num1">
        <text:list-item>
          <text:p text:style-name="P2">MEXICANA</text:p>
        </text:list-item>
      </text:list>
      <text:p text:style-name="P6">Entradas:</text:p>
      <text:p text:style-name="P1">Guacamole </text:p>
      <text:p text:style-name="P1">Quesadillas </text:p>
      <text:p text:style-name="P1">Sour Cream </text:p>
      <text:p text:style-name="P1">Mini tacos varios ( algo )</text:p>
      <text:p text:style-name="P1">Acompañado por salsas varias ????</text:p>
      <text:p text:style-name="P1"/>
      <text:p text:style-name="P6">Principal:</text:p>
      <text:p text:style-name="P1">Frijoles de olla </text:p>
      <text:p text:style-name="P1">Mole </text:p>
      <text:p text:style-name="P1">Huevos rancheros </text:p>
      <text:p text:style-name="P1"/>
      <text:p text:style-name="P6">Postre</text:p>
      <text:p text:style-name="P1"/>
      <text:list xml:id="list1559732174" text:continue-numbering="true" text:style-name="WW8Num1">
        <text:list-item>
          <text:p text:style-name="P2">ÉTNICA</text:p>
        </text:list-item>
      </text:list>
      <text:p text:style-name="P6">Entradas:</text:p>
      <text:p text:style-name="P1">Falafel </text:p>
      <text:p text:style-name="P1">Guefilte fish </text:p>
      <text:p text:style-name="P1">Keppe al horno </text:p>
      <text:p text:style-name="P1">Knishes de papa </text:p>
      <text:p text:style-name="P1">Baba ganuk y Salsa Madzún como extras</text:p>
      <text:p text:style-name="P1"/>
      <text:p text:style-name="P6"><text:soft-page-break/>Principal:</text:p>
      <text:p text:style-name="P1">Mjadarah </text:p>
      <text:p text:style-name="P6">Sis Kebab </text:p>
      <text:p text:style-name="P1">Pollo al curry </text:p>
      <text:p text:style-name="P1"/>
      <text:p text:style-name="P1">Postre</text:p>
      <text:p text:style-name="P1"/>
      <text:list xml:id="list436747347" text:continue-numbering="true" text:style-name="WW8Num1">
        <text:list-item>
          <text:p text:style-name="P2">MEDITERRANEA</text:p>
        </text:list-item>
      </text:list>
      <text:p text:style-name="P6">Entradas:</text:p>
      <text:p text:style-name="P1">Escalibada </text:p>
      <text:p text:style-name="P1">Pans tomaquet </text:p>
      <text:p text:style-name="P1">Rabas </text:p>
      <text:p text:style-name="P1">Mejillones a la provenzal </text:p>
      <text:p text:style-name="P1">Gambas al ajillo </text:p>
      <text:p text:style-name="P1">Con alioli como extra</text:p>
      <text:p text:style-name="P1"/>
      <text:p text:style-name="P6">Principal:</text:p>
      <text:p text:style-name="P1">Paella </text:p>
      <text:p text:style-name="P1">Fideua </text:p>
      <text:p text:style-name="P1"/>
      <text:p text:style-name="P6">Postre:</text:p>
      <text:p text:style-name="Standard"><text:span text:style-name="T2">Crema catalana </text:span></text:p>
      <text:p text:style-name="P1"/>
      <text:p text:style-name="P1"/>
      <text:list xml:id="list664533441" text:continue-numbering="true" text:style-name="WW8Num1">
        <text:list-item>
          <text:p text:style-name="P2">VEGETARIANA</text:p>
        </text:list-item>
      </text:list>
      <text:p text:style-name="Standard"><text:span text:style-name="T1">Entradas:</text:span></text:p>
      <text:p text:style-name="Standard"><text:span text:style-name="T2">Brusquetitas </text:span></text:p>
      <text:p text:style-name="P1">Ensaladas </text:p>
      <text:p text:style-name="P1">Empanaditas </text:p>
      <text:p text:style-name="P1"/>
      <text:p text:style-name="P6">Principal:</text:p>
      <text:p text:style-name="P1">Parmeggiana de berenjenas </text:p>
      <text:p text:style-name="P1">Milanesas rellenas </text:p>
      <text:p text:style-name="P1">Taglioline integral con pesto genovese </text:p>
      <text:p text:style-name="P1"/>
      <text:p text:style-name="P6">Postre:</text:p>
      <text:p text:style-name="P1"/>
      <text:list xml:id="list102072698" text:continue-numbering="true" text:style-name="WW8Num1">
        <text:list-item>
          <text:p text:style-name="P2">ITALIANA</text:p>
        </text:list-item>
      </text:list>
      <text:p text:style-name="P6">Entradas:</text:p>
      <text:p text:style-name="P1">Ñoqui a la romana </text:p>
      <text:p text:style-name="P1">Raviol frito impreso </text:p>
      <text:p text:style-name="P1">Mini pizzetas </text:p>
      <text:p text:style-name="P1">Ensaladas </text:p>
      <text:p text:style-name="P1"><text:soft-page-break/></text:p>
      <text:p text:style-name="P6">Principal</text:p>
      <text:p text:style-name="P1">Rissoto </text:p>
      <text:p text:style-name="P1">Ñoqui soufflé </text:p>
      <text:p text:style-name="P1">Lasagna (opción)</text:p>
      <text:p text:style-name="P1"/>
      <text:p text:style-name="P6">Postre:</text:p>
      <text:p text:style-name="P1">Tiramisú </text:p>
      <text:p text:style-name="P1"/>
      <text:p text:style-name="P8"/>
      <text:list xml:id="list47379191" text:continue-numbering="true" text:style-name="WW8Num1">
        <text:list-item>
          <text:p text:style-name="P9">ASIÁTICA</text:p>
        </text:list-item>
      </text:list>
      <text:p text:style-name="P6">Entradas:</text:p>
      <text:p text:style-name="P1">Dim sun:</text:p>
      <text:p text:style-name="P1">Wonton de cerdo </text:p>
      <text:p text:style-name="P1">Arrolladitos primavera</text:p>
      <text:p text:style-name="P1">Langostinos envueltos crujientes</text:p>
      <text:p text:style-name="P1">Tempura</text:p>
      <text:p text:style-name="P1"/>
      <text:p text:style-name="P6">Principal:</text:p>
      <text:p text:style-name="P1">Curry verde de pollo</text:p>
      <text:p text:style-name="P1">Cerdo de Sichuan</text:p>
      <text:p text:style-name="P1">Lomo de cerdo con pimientos</text:p>
      <text:p text:style-name="P1"/>
      <text:p text:style-name="P6">Postre:</text:p>
      <text:p text:style-name="P6"/>
      <text:p text:style-name="P8"/>
      <text:p text:style-name="P8">·INFANTIL</text:p>
      <text:p text:style-name="P1">Milanesa de ternera, con fritas/ pure mixto papa y batata.</text:p>
      <text:p text:style-name="P1">Noquis con salsa de queso/ salsa fileto/ salsa mixta.</text:p>
      <text:p text:style-name="P1">Hamburgeusa casera, completa con fritas.</text:p>
      <text:p text:style-name="P1">Postre: Mousse de choco/ helado/ flan con dulce de leche</text:p>
      <text:p text:style-name="P8"/>
      <text:p text:style-name="P8">·PERUANA (zz)</text:p>
      <text:p text:style-name="P1"/>
      <text:p text:style-name="P8">·FINGER FOOD</text:p>
      <text:p text:style-name="Standard"><text:span text:style-name="T1">Fritas con</text:span><text:span text:style-name="T2">: cebolla, tocino, crema/ alioli con salsa picante/ salsa de queso/ mayonesa de morrón/ tomates concassé, rucula-albahaca, aceite de oliva</text:span></text:p>
      <text:p text:style-name="P1"/>
      <text:p text:style-name="Standard"><text:span text:style-name="T1">Batata frita</text:span><text:span text:style-name="T2">: puede ir acompañada con las mismas opciones de las fritas, o solas.</text:span></text:p>
      <text:p text:style-name="P1"/>
      <text:p text:style-name="Standard"><text:span text:style-name="T1">Alitas de pollo</text:span><text:span text:style-name="T2">: con barbacoa, salsa teriyaki, salsa oriental, salsa agridulce (ananá o mango)</text:span></text:p>
      <text:p text:style-name="P1"/>
      <text:p text:style-name="Standard"><text:soft-page-break/><text:span text:style-name="T1">Brochetes</text:span><text:span text:style-name="T2">: cerdo a la mostaza/ de verduras.</text:span></text:p>
      <text:p text:style-name="P1"/>
      <text:p text:style-name="Standard"><text:span text:style-name="T1">Sandwiches varios</text:span><text:span text:style-name="T2">:</text:span></text:p>
      <text:list xml:id="list7204859544209799402" text:style-name="WW8Num3">
        <text:list-item>
          <text:p text:style-name="P3">mini hamburguesas caseras, con pan casero (chip), lechuga, tomate, huevo y aderesos varios.</text:p>
        </text:list-item>
        <text:list-item>
          <text:p text:style-name="P3">Pan de campo, jamón crudo, tomates cherry, oliva.</text:p>
        </text:list-item>
        <text:list-item>
          <text:p text:style-name="P3">Pan casero, tomate, queso, albahaca, oliva.</text:p>
        </text:list-item>
        <text:list-item>
          <text:p text:style-name="P3">Pan casero, pavita, rúcula, tomates secos.</text:p>
        </text:list-item>
      </text:list>
      <text:p text:style-name="P1"/>
      <text:p text:style-name="P6">Aros de cebolla</text:p>
      <text:p text:style-name="P1"/>
      <text:p text:style-name="Standard"><text:span text:style-name="T1">Patitas de pollo</text:span><text:span text:style-name="T2">, con salsas varias.</text:span></text:p>
      <text:p text:style-name="P1"/>
      <text:p text:style-name="Standard"><text:span text:style-name="T1">Nachos</text:span><text:span text:style-name="T2"> dips varios.</text:span></text:p>
      <text:p text:style-name="P1"/>
      <text:p text:style-name="Standard"><text:span text:style-name="T1">Aderezos</text:span><text:span text:style-name="T2">: Mayonesa de morrón, guacamole, alioli, salsa picante, mayonesa de cibboulet, queso crema con verdeo, sour cream, mostaza, hummus</text:span></text:p>
      <text:p text:style-name="P1"/>
      <text:p text:style-name="Standard"><text:span text:style-name="T1">Panes varios</text:span><text:span text:style-name="T2">: de semillas de sesamo/ de queso/ de oliva/ tostaditas provenzal/ pan de semillas varias.</text:span></text:p>
      <text:p text:style-name="P1"/>
      <text:p text:style-name="Standard"><text:span text:style-name="T1">Grisines</text:span><text:span text:style-name="T2"> de sabores varios</text:span></text:p>
      <text:p text:style-name="P1"/>
      <text:p text:style-name="Standard"><text:span text:style-name="T1">Acompañamiento panes</text:span><text:span text:style-name="T2">: manteca de queso azul/ manteca de langostinos/ Mahmara/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V Boli" svg:font-family="'MV Bo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MV Boli" style:font-name-asian="Times New Roman" style:font-name-complex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MV Boli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PUESTAS:</dc:title>
    <meta:initial-creator>Usuario</meta:initial-creator>
    <meta:creation-date>2012-10-19T18:20:00</meta:creation-date>
    <dc:creator>Nahuel Rodrigues</dc:creator>
    <dc:date>2014-07-24T01:05:00</dc:date>
    <meta:editing-cycles>11</meta:editing-cycles>
    <meta:editing-duration>PT4H45M9S</meta:editing-duration>
    <meta:generator>OpenOffice/4.1.0$Unix OpenOffice.org_project/410m18$Build-9764</meta:generator>
    <meta:document-statistic meta:table-count="0" meta:image-count="0" meta:object-count="0" meta:page-count="4" meta:paragraph-count="101" meta:word-count="487" meta:character-count="2981"/>
  </office:meta>
</office:document-meta>
</file>